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Roboto" svg:font-family="Roboto" style:font-family-generic="system" style:font-pitch="variable"/>
    <style:font-face style:name="Source Sans Pro" svg:font-family="'Source Sans Pro'" style:font-adornments="Bold" style:font-family-generic="swiss" style:font-pitch="variable"/>
    <style:font-face style:name="Source Sans Pro1" svg:font-family="'Source Sans Pro'" style:font-adornments="Bold Italic" style:font-family-generic="swiss" style:font-pitch="variable"/>
    <style:font-face style:name="Source Sans Pro2" svg:font-family="'Source Sans Pro'" style:font-adornments="Regular" style:font-family-generic="swiss"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none"/>
    </style:style>
    <style:style style:name="P1" style:family="paragraph" style:parent-style-name="Standard">
      <style:text-properties officeooo:rsid="000e7cc0" officeooo:paragraph-rsid="000e7cc0"/>
    </style:style>
    <style:style style:name="P2" style:family="paragraph" style:parent-style-name="Text_20_body">
      <style:text-properties officeooo:rsid="000e7cc0" officeooo:paragraph-rsid="000e7cc0"/>
    </style:style>
    <style:style style:name="P3" style:family="paragraph" style:parent-style-name="Standard">
      <style:paragraph-properties fo:text-align="justify" style:justify-single-word="false"/>
      <style:text-properties officeooo:rsid="000e7cc0" officeooo:paragraph-rsid="000e7cc0"/>
    </style:style>
    <style:style style:name="P4" style:family="paragraph" style:parent-style-name="Standard">
      <style:paragraph-properties fo:text-align="justify" style:justify-single-word="false"/>
      <style:text-properties officeooo:rsid="000e7cc0" officeooo:paragraph-rsid="002ef94e"/>
    </style:style>
    <style:style style:name="P5" style:family="paragraph" style:parent-style-name="Text_20_body">
      <style:text-properties officeooo:rsid="000e7cc0" officeooo:paragraph-rsid="0011dd78"/>
    </style:style>
    <style:style style:name="P6" style:family="paragraph" style:parent-style-name="Text_20_body">
      <style:text-properties officeooo:rsid="000e7cc0" officeooo:paragraph-rsid="001b0f3c"/>
    </style:style>
    <style:style style:name="P7" style:family="paragraph" style:parent-style-name="Text_20_body">
      <style:text-properties officeooo:rsid="000e7cc0" officeooo:paragraph-rsid="001c788f"/>
    </style:style>
    <style:style style:name="P8" style:family="paragraph" style:parent-style-name="Text_20_body">
      <style:text-properties officeooo:rsid="000e7cc0" officeooo:paragraph-rsid="00227dae"/>
    </style:style>
    <style:style style:name="P9" style:family="paragraph" style:parent-style-name="Text_20_body">
      <style:text-properties officeooo:rsid="000e7cc0" officeooo:paragraph-rsid="002384b3"/>
    </style:style>
    <style:style style:name="P10" style:family="paragraph" style:parent-style-name="Text_20_body">
      <style:text-properties officeooo:rsid="000e7cc0" officeooo:paragraph-rsid="00283900"/>
    </style:style>
    <style:style style:name="P11" style:family="paragraph" style:parent-style-name="Text_20_body">
      <style:text-properties officeooo:rsid="000e7cc0" officeooo:paragraph-rsid="0028a404"/>
    </style:style>
    <style:style style:name="P12" style:family="paragraph" style:parent-style-name="Text_20_body">
      <style:text-properties officeooo:rsid="000e7cc0" officeooo:paragraph-rsid="0029d0f2"/>
    </style:style>
    <style:style style:name="P13" style:family="paragraph" style:parent-style-name="Text_20_body">
      <style:text-properties officeooo:rsid="0012eeb1" officeooo:paragraph-rsid="0012eeb1"/>
    </style:style>
    <style:style style:name="P14" style:family="paragraph" style:parent-style-name="Text_20_body">
      <style:text-properties officeooo:rsid="001e525c" officeooo:paragraph-rsid="001e525c"/>
    </style:style>
    <style:style style:name="P15" style:family="paragraph" style:parent-style-name="Text_20_body">
      <style:text-properties officeooo:rsid="002cebf7" officeooo:paragraph-rsid="002cebf7"/>
    </style:style>
    <style:style style:name="P16" style:family="paragraph" style:parent-style-name="Text_20_body">
      <style:text-properties officeooo:rsid="002cebf7" officeooo:paragraph-rsid="0036008e"/>
    </style:style>
    <style:style style:name="P17" style:family="paragraph" style:parent-style-name="Text_20_body">
      <style:text-properties officeooo:rsid="002126f4" officeooo:paragraph-rsid="002126f4"/>
    </style:style>
    <style:style style:name="P18" style:family="paragraph" style:parent-style-name="Text_20_body">
      <style:text-properties officeooo:rsid="0021dc3d" officeooo:paragraph-rsid="0021dc3d"/>
    </style:style>
    <style:style style:name="P19" style:family="paragraph" style:parent-style-name="Text_20_body">
      <style:text-properties officeooo:rsid="0021dc3d" officeooo:paragraph-rsid="00227dae"/>
    </style:style>
    <style:style style:name="P20" style:family="paragraph" style:parent-style-name="Text_20_body">
      <style:text-properties officeooo:rsid="0021dc3d" officeooo:paragraph-rsid="002384b3"/>
    </style:style>
    <style:style style:name="P21" style:family="paragraph" style:parent-style-name="Text_20_body">
      <style:text-properties officeooo:rsid="0025282f" officeooo:paragraph-rsid="0025282f"/>
    </style:style>
    <style:style style:name="P22" style:family="paragraph" style:parent-style-name="Text_20_body">
      <style:text-properties officeooo:rsid="0025282f" officeooo:paragraph-rsid="0028a404"/>
    </style:style>
    <style:style style:name="P23" style:family="paragraph" style:parent-style-name="Text_20_body">
      <style:text-properties officeooo:rsid="0025282f" officeooo:paragraph-rsid="0029d0f2"/>
    </style:style>
    <style:style style:name="P24" style:family="paragraph" style:parent-style-name="Text_20_body">
      <style:text-properties officeooo:paragraph-rsid="002126f4"/>
    </style:style>
    <style:style style:name="P25" style:family="paragraph" style:parent-style-name="Text_20_body">
      <style:text-properties officeooo:rsid="00316635" officeooo:paragraph-rsid="00316635"/>
    </style:style>
    <style:style style:name="P26" style:family="paragraph" style:parent-style-name="Standard">
      <style:text-properties fo:font-size="14pt" officeooo:rsid="000e7cc0" officeooo:paragraph-rsid="000e7cc0" style:font-size-asian="14pt" style:font-size-complex="14pt"/>
    </style:style>
    <style:style style:name="P27" style:family="paragraph" style:parent-style-name="Standard">
      <style:text-properties fo:font-size="12pt" officeooo:rsid="0036008e" officeooo:paragraph-rsid="0036008e" style:font-size-asian="12pt" style:font-size-complex="12pt"/>
    </style:style>
    <style:style style:name="P28" style:family="paragraph" style:parent-style-name="Heading_20_2">
      <style:text-properties officeooo:rsid="002cebf7" officeooo:paragraph-rsid="002cebf7"/>
    </style:style>
    <style:style style:name="P29" style:family="paragraph" style:parent-style-name="Heading_20_2">
      <style:text-properties officeooo:rsid="002cebf7" officeooo:paragraph-rsid="0036008e"/>
    </style:style>
    <style:style style:name="P30" style:family="paragraph" style:parent-style-name="Heading_20_2">
      <style:paragraph-properties fo:break-before="page"/>
    </style:style>
    <style:style style:name="P31" style:family="paragraph" style:parent-style-name="Heading_20_3">
      <style:text-properties officeooo:rsid="000e7cc0" officeooo:paragraph-rsid="000e7cc0"/>
    </style:style>
    <style:style style:name="P32" style:family="paragraph" style:parent-style-name="Heading_20_3">
      <style:paragraph-properties fo:break-before="page"/>
      <style:text-properties officeooo:rsid="000e7cc0" officeooo:paragraph-rsid="000e7cc0"/>
    </style:style>
    <style:style style:name="P33" style:family="paragraph" style:parent-style-name="Heading_20_3" style:list-style-name="">
      <style:text-properties officeooo:rsid="0012eeb1" officeooo:paragraph-rsid="0012eeb1"/>
    </style:style>
    <style:style style:name="P34" style:family="paragraph" style:parent-style-name="Heading_20_3">
      <style:paragraph-properties fo:break-before="page"/>
      <style:text-properties officeooo:rsid="0012eeb1" officeooo:paragraph-rsid="0012eeb1"/>
    </style:style>
    <style:style style:name="P35" style:family="paragraph" style:parent-style-name="Heading_20_3" style:list-style-name="">
      <style:text-properties officeooo:rsid="001e525c" officeooo:paragraph-rsid="001e525c"/>
    </style:style>
    <style:style style:name="P36" style:family="paragraph" style:parent-style-name="Heading_20_3">
      <style:paragraph-properties fo:break-before="page"/>
      <style:text-properties officeooo:rsid="001e525c" officeooo:paragraph-rsid="001e525c"/>
    </style:style>
    <style:style style:name="P37" style:family="paragraph" style:parent-style-name="Heading_20_3">
      <style:text-properties officeooo:rsid="002126f4" officeooo:paragraph-rsid="002126f4"/>
    </style:style>
    <style:style style:name="P38" style:family="paragraph" style:parent-style-name="Heading_20_3">
      <style:paragraph-properties fo:break-before="page"/>
      <style:text-properties officeooo:rsid="0021dc3d" officeooo:paragraph-rsid="0021dc3d"/>
    </style:style>
    <style:style style:name="P39" style:family="paragraph" style:parent-style-name="Heading_20_3">
      <style:text-properties officeooo:rsid="00227dae" officeooo:paragraph-rsid="00227dae"/>
    </style:style>
    <style:style style:name="P40" style:family="paragraph" style:parent-style-name="Heading_20_3" style:list-style-name="">
      <style:text-properties officeooo:rsid="00227dae" officeooo:paragraph-rsid="002384b3"/>
    </style:style>
    <style:style style:name="P41" style:family="paragraph" style:parent-style-name="Heading_20_3">
      <style:paragraph-properties fo:break-before="page"/>
      <style:text-properties officeooo:rsid="002384b3" officeooo:paragraph-rsid="002384b3"/>
    </style:style>
    <style:style style:name="P42" style:family="paragraph" style:parent-style-name="Heading_20_3">
      <style:text-properties officeooo:rsid="0025282f" officeooo:paragraph-rsid="0025282f"/>
    </style:style>
    <style:style style:name="P43" style:family="paragraph" style:parent-style-name="Heading_20_3">
      <style:paragraph-properties fo:break-before="page"/>
      <style:text-properties officeooo:rsid="0028a404" officeooo:paragraph-rsid="0028a404"/>
    </style:style>
    <style:style style:name="P44" style:family="paragraph" style:parent-style-name="Heading_20_3">
      <style:text-properties officeooo:rsid="0028a404" officeooo:paragraph-rsid="0028a404"/>
    </style:style>
    <style:style style:name="P45" style:family="paragraph" style:parent-style-name="Heading_20_3">
      <style:paragraph-properties fo:break-before="page"/>
      <style:text-properties officeooo:rsid="0029d0f2" officeooo:paragraph-rsid="0029d0f2"/>
    </style:style>
    <style:style style:name="P46" style:family="paragraph" style:parent-style-name="Heading_20_4">
      <style:text-properties officeooo:rsid="000e7cc0" officeooo:paragraph-rsid="000e7cc0"/>
    </style:style>
    <style:style style:name="P47" style:family="paragraph" style:parent-style-name="Heading_20_4">
      <style:text-properties officeooo:rsid="000e7cc0" officeooo:paragraph-rsid="0021dc3d"/>
    </style:style>
    <style:style style:name="P48" style:family="paragraph" style:parent-style-name="Heading_20_4">
      <style:text-properties officeooo:rsid="000e7cc0" officeooo:paragraph-rsid="00227dae"/>
    </style:style>
    <style:style style:name="P49" style:family="paragraph" style:parent-style-name="Heading_20_4">
      <style:text-properties officeooo:rsid="000e7cc0" officeooo:paragraph-rsid="002384b3"/>
    </style:style>
    <style:style style:name="P50" style:family="paragraph" style:parent-style-name="Heading_20_4">
      <style:text-properties officeooo:rsid="000e7cc0" officeooo:paragraph-rsid="00283900"/>
    </style:style>
    <style:style style:name="P51" style:family="paragraph" style:parent-style-name="Heading_20_4">
      <style:text-properties officeooo:rsid="000e7cc0" officeooo:paragraph-rsid="0028a404"/>
    </style:style>
    <style:style style:name="P52" style:family="paragraph" style:parent-style-name="Heading_20_4">
      <style:text-properties officeooo:rsid="000e7cc0" officeooo:paragraph-rsid="0029d0f2"/>
    </style:style>
    <style:style style:name="P53" style:family="paragraph" style:parent-style-name="Heading_20_4">
      <style:text-properties officeooo:rsid="0011dd78" officeooo:paragraph-rsid="0011dd78"/>
    </style:style>
    <style:style style:name="P54" style:family="paragraph" style:parent-style-name="Heading_20_4">
      <style:text-properties officeooo:rsid="0011dd78" officeooo:paragraph-rsid="001c788f"/>
    </style:style>
    <style:style style:name="P55" style:family="paragraph" style:parent-style-name="Heading_20_4">
      <style:text-properties officeooo:rsid="001372fc" officeooo:paragraph-rsid="001372fc"/>
    </style:style>
    <style:style style:name="P56" style:family="paragraph" style:parent-style-name="Heading_20_4">
      <style:text-properties officeooo:rsid="001372fc" officeooo:paragraph-rsid="001e525c"/>
    </style:style>
    <style:style style:name="P57" style:family="paragraph" style:parent-style-name="Heading_20_4">
      <style:text-properties officeooo:rsid="001372fc" officeooo:paragraph-rsid="0021dc3d"/>
    </style:style>
    <style:style style:name="P58" style:family="paragraph" style:parent-style-name="Heading_20_4">
      <style:text-properties officeooo:rsid="002126f4" officeooo:paragraph-rsid="002126f4"/>
    </style:style>
    <style:style style:name="P59" style:family="paragraph" style:parent-style-name="Heading_20_4">
      <style:text-properties officeooo:rsid="0021dc3d" officeooo:paragraph-rsid="0021dc3d"/>
    </style:style>
    <style:style style:name="P60" style:family="paragraph" style:parent-style-name="Text_20_body" style:list-style-name="L1">
      <style:text-properties officeooo:rsid="002cebf7" officeooo:paragraph-rsid="0036008e"/>
    </style:style>
    <style:style style:name="P61" style:family="paragraph" style:parent-style-name="Text_20_body" style:list-style-name="L2">
      <style:text-properties officeooo:paragraph-rsid="000e7cc0"/>
    </style:style>
    <style:style style:name="P62" style:family="paragraph" style:parent-style-name="Text_20_body" style:list-style-name="L2">
      <style:text-properties officeooo:paragraph-rsid="00405483"/>
    </style:style>
    <style:style style:name="P63" style:family="paragraph" style:parent-style-name="Text_20_body" style:list-style-name="L2">
      <style:text-properties officeooo:paragraph-rsid="0021dc3d"/>
    </style:style>
    <style:style style:name="P64" style:family="paragraph" style:parent-style-name="Text_20_body" style:list-style-name="L2">
      <style:text-properties officeooo:paragraph-rsid="00227dae"/>
    </style:style>
    <style:style style:name="P65" style:family="paragraph" style:parent-style-name="Text_20_body" style:list-style-name="L2">
      <style:text-properties officeooo:paragraph-rsid="002384b3"/>
    </style:style>
    <style:style style:name="P66" style:family="paragraph" style:parent-style-name="Text_20_body" style:list-style-name="L2">
      <style:text-properties officeooo:paragraph-rsid="00283900"/>
    </style:style>
    <style:style style:name="P67" style:family="paragraph" style:parent-style-name="Text_20_body" style:list-style-name="L2">
      <style:text-properties officeooo:paragraph-rsid="0028a404"/>
    </style:style>
    <style:style style:name="P68" style:family="paragraph" style:parent-style-name="Text_20_body" style:list-style-name="L2">
      <style:text-properties officeooo:paragraph-rsid="0029d0f2"/>
    </style:style>
    <style:style style:name="P69" style:family="paragraph" style:parent-style-name="Text_20_body" style:list-style-name="L2">
      <style:text-properties officeooo:paragraph-rsid="004798d0"/>
    </style:style>
    <style:style style:name="P70" style:family="paragraph" style:parent-style-name="Text_20_body" style:list-style-name="L2">
      <style:text-properties officeooo:paragraph-rsid="004950a0"/>
    </style:style>
    <style:style style:name="P71" style:family="paragraph" style:parent-style-name="Text_20_body" style:list-style-name="L2">
      <style:text-properties officeooo:paragraph-rsid="004a1148"/>
    </style:style>
    <style:style style:name="P72" style:family="paragraph" style:parent-style-name="Text_20_body" style:list-style-name="L2">
      <style:text-properties officeooo:paragraph-rsid="004b107b"/>
    </style:style>
    <style:style style:name="P73" style:family="paragraph" style:parent-style-name="Text_20_body" style:list-style-name="L2">
      <style:text-properties officeooo:paragraph-rsid="004c2de5"/>
    </style:style>
    <style:style style:name="P74" style:family="paragraph" style:parent-style-name="Text_20_body" style:list-style-name="L2">
      <style:text-properties officeooo:rsid="001b0f3c" officeooo:paragraph-rsid="0038129f"/>
    </style:style>
    <style:style style:name="P75" style:family="paragraph" style:parent-style-name="Text_20_body" style:list-style-name="L4">
      <style:text-properties officeooo:rsid="001b0f3c" officeooo:paragraph-rsid="00460f76"/>
    </style:style>
    <style:style style:name="P76" style:family="paragraph" style:parent-style-name="Text_20_body" style:list-style-name="L3">
      <style:text-properties officeooo:paragraph-rsid="00421bfb"/>
    </style:style>
    <style:style style:name="P77" style:family="paragraph" style:parent-style-name="Text_20_body" style:list-style-name="L3">
      <style:text-properties officeooo:rsid="000e7cc0" officeooo:paragraph-rsid="000e7cc0"/>
    </style:style>
    <style:style style:name="P78" style:family="paragraph" style:parent-style-name="Text_20_body" style:list-style-name="L4">
      <style:text-properties officeooo:paragraph-rsid="0014f843"/>
    </style:style>
    <style:style style:name="P79" style:family="paragraph" style:parent-style-name="Text_20_body" style:list-style-name="L4">
      <style:text-properties officeooo:paragraph-rsid="00460f76"/>
    </style:style>
    <style:style style:name="P80" style:family="paragraph" style:parent-style-name="Text_20_body" style:list-style-name="L4">
      <style:text-properties officeooo:paragraph-rsid="001e525c"/>
    </style:style>
    <style:style style:name="P81" style:family="paragraph" style:parent-style-name="Text_20_body" style:list-style-name="L4">
      <style:text-properties officeooo:paragraph-rsid="0047821b"/>
    </style:style>
    <style:style style:name="P82" style:family="paragraph" style:parent-style-name="Text_20_body" style:list-style-name="L5">
      <style:text-properties officeooo:rsid="0021dc3d" officeooo:paragraph-rsid="0021dc3d"/>
    </style:style>
    <style:style style:name="P83" style:family="paragraph" style:parent-style-name="Text_20_body" style:list-style-name="L2">
      <style:text-properties officeooo:rsid="0028a404" officeooo:paragraph-rsid="0028a404"/>
    </style:style>
    <style:style style:name="T1" style:family="text">
      <style:text-properties officeooo:rsid="000e7cc0"/>
    </style:style>
    <style:style style:name="T2" style:family="text">
      <style:text-properties fo:color="#008000" loext:opacity="100%" style:text-line-through-style="none" style:text-line-through-type="none" fo:font-size="14pt" style:text-underline-style="none" style:font-size-asian="14pt" style:font-size-complex="14pt"/>
    </style:style>
    <style:style style:name="T3" style:family="text">
      <style:text-properties fo:color="#000000" loext:opacity="100%" style:text-line-through-style="none" style:text-line-through-type="none" fo:font-size="14pt" style:text-underline-style="none" style:font-size-asian="14pt" style:font-size-complex="14pt"/>
    </style:style>
    <style:style style:name="T4" style:family="text">
      <style:text-properties fo:color="#00a933" loext:opacity="100%" style:text-line-through-style="none" style:text-line-through-type="none" fo:font-size="14pt" style:text-underline-style="none" style:font-size-asian="14pt" style:font-size-complex="14pt"/>
    </style:style>
    <style:style style:name="T5" style:family="text">
      <style:text-properties fo:color="#00a933" loext:opacity="100%" style:text-line-through-style="none" style:text-line-through-type="none" fo:font-size="14pt" style:text-underline-style="none" officeooo:rsid="001afe3b" style:font-size-asian="14pt" style:font-size-complex="14pt"/>
    </style:style>
    <style:style style:name="T6" style:family="text">
      <style:text-properties fo:color="#00a933" loext:opacity="100%" style:text-line-through-style="none" style:text-line-through-type="none" fo:font-size="14pt" style:text-underline-style="none" officeooo:rsid="002ef94e" style:font-size-asian="14pt" style:font-size-complex="14pt"/>
    </style:style>
    <style:style style:name="T7" style:family="text">
      <style:text-properties fo:color="#00a933" loext:opacity="100%" style:text-line-through-style="none" style:text-line-through-type="none" fo:font-size="14pt" fo:font-style="normal" style:text-underline-style="none" fo:font-weight="normal" style:font-size-asian="14pt" style:font-style-asian="normal" style:font-weight-asian="normal" style:font-size-complex="14pt" style:font-style-complex="normal" style:font-weight-complex="normal"/>
    </style:style>
    <style:style style:name="T8" style:family="text">
      <style:text-properties fo:color="#00a933" loext:opacity="100%" style:text-underline-style="none"/>
    </style:style>
    <style:style style:name="T9" style:family="text">
      <style:text-properties style:use-window-font-color="true" loext:opacity="0%" style:text-line-through-style="none" style:text-line-through-type="none" fo:font-size="14pt" style:text-underline-style="none" style:font-size-asian="14pt" style:font-size-complex="14pt"/>
    </style:style>
    <style:style style:name="T10" style:family="text">
      <style:text-properties style:use-window-font-color="true" loext:opacity="0%" style:text-line-through-style="none" style:text-line-through-type="none" fo:font-size="14pt" style:text-underline-style="none" officeooo:rsid="002ef94e" style:font-size-asian="14pt" style:font-size-complex="14pt"/>
    </style:style>
    <style:style style:name="T11" style:family="text">
      <style:text-properties style:use-window-font-color="true" loext:opacity="0%" style:text-line-through-style="none" style:text-line-through-type="none" fo:font-size="14pt" style:text-underline-style="none" officeooo:rsid="00371f95" style:font-size-asian="14pt" style:font-size-complex="14pt"/>
    </style:style>
    <style:style style:name="T12" style:family="text">
      <style:text-properties officeooo:rsid="00104983"/>
    </style:style>
    <style:style style:name="T13" style:family="text">
      <style:text-properties officeooo:rsid="0011dd78"/>
    </style:style>
    <style:style style:name="T14" style:family="text">
      <style:text-properties officeooo:rsid="0014f843"/>
    </style:style>
    <style:style style:name="T15" style:family="text">
      <style:text-properties officeooo:rsid="001820ba"/>
    </style:style>
    <style:style style:name="T16" style:family="text">
      <style:text-properties officeooo:rsid="001b0f3c"/>
    </style:style>
    <style:style style:name="T17" style:family="text">
      <style:text-properties officeooo:rsid="001c788f"/>
    </style:style>
    <style:style style:name="T18" style:family="text">
      <style:text-properties officeooo:rsid="001e525c"/>
    </style:style>
    <style:style style:name="T19" style:family="text">
      <style:text-properties officeooo:rsid="00210c71"/>
    </style:style>
    <style:style style:name="T20" style:family="text">
      <style:text-properties officeooo:rsid="002126f4"/>
    </style:style>
    <style:style style:name="T21" style:family="text">
      <style:text-properties officeooo:rsid="00227dae"/>
    </style:style>
    <style:style style:name="T22" style:family="text">
      <style:text-properties officeooo:rsid="002384b3"/>
    </style:style>
    <style:style style:name="T23" style:family="text">
      <style:text-properties officeooo:rsid="0026f824"/>
    </style:style>
    <style:style style:name="T24" style:family="text">
      <style:text-properties officeooo:rsid="0027f5e9"/>
    </style:style>
    <style:style style:name="T25" style:family="text">
      <style:text-properties officeooo:rsid="00283900"/>
    </style:style>
    <style:style style:name="T26" style:family="text">
      <style:text-properties officeooo:rsid="0028a404"/>
    </style:style>
    <style:style style:name="T27" style:family="text">
      <style:text-properties officeooo:rsid="0029d0f2"/>
    </style:style>
    <style:style style:name="T28" style:family="text">
      <style:text-properties officeooo:rsid="002b3de9"/>
    </style:style>
    <style:style style:name="T29" style:family="text">
      <style:text-properties officeooo:rsid="0031827c"/>
    </style:style>
    <style:style style:name="T30" style:family="text">
      <style:text-properties officeooo:rsid="0036008e"/>
    </style:style>
    <style:style style:name="T31" style:family="text">
      <style:text-properties officeooo:rsid="0037f610"/>
    </style:style>
    <style:style style:name="T32" style:family="text">
      <style:text-properties officeooo:rsid="0038129f"/>
    </style:style>
    <style:style style:name="T33" style:family="text">
      <style:text-properties officeooo:rsid="00384c4e"/>
    </style:style>
    <style:style style:name="T34" style:family="text">
      <style:text-properties officeooo:rsid="003f0ff4"/>
    </style:style>
    <style:style style:name="T35" style:family="text">
      <style:text-properties officeooo:rsid="00405483"/>
    </style:style>
    <style:style style:name="T36" style:family="text">
      <style:text-properties officeooo:rsid="00421bfb"/>
    </style:style>
    <style:style style:name="T37" style:family="text">
      <style:text-properties officeooo:rsid="0043b8b9"/>
    </style:style>
    <style:style style:name="T38" style:family="text">
      <style:text-properties officeooo:rsid="00441d27"/>
    </style:style>
    <style:style style:name="T39" style:family="text">
      <style:text-properties officeooo:rsid="00460f76"/>
    </style:style>
    <style:style style:name="T40" style:family="text">
      <style:text-properties officeooo:rsid="004699c0"/>
    </style:style>
    <style:style style:name="T41" style:family="text">
      <style:text-properties officeooo:rsid="0046a628"/>
    </style:style>
    <style:style style:name="T42" style:family="text">
      <style:text-properties officeooo:rsid="004798d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r Galvão Abbott</text:h>
      <text:p text:style-name="P26">Senior Software Engineer &amp;&amp; Tech Lead</text:p>
      <text:p text:style-name="P26"/>
      <text:p text:style-name="P27"><text:tab/>Professional with 30 years of presence in the IT industry, being more than 25 of those developing web applications. Works for decades with PHP, JavaScript and the top relational databases of the industry: MySQL/MariaDB, PostgreSQL, Oracle and MS SQL Server. Passionate about learning new technologies, acquiring and sharing knowledge.</text:p>
      <text:p text:style-name="P1"><text:a xlink:type="simple" xlink:href="http://galvao.eti.br/" text:style-name="Internet_20_link" text:visited-style-name="Visited_20_Internet_20_Link"/></text:p>
      <text:p text:style-name="P3"><text:a xlink:type="simple" xlink:href="http://www.galvao.eti.br/" text:style-name="Internet_20_link" text:visited-style-name="Visited_20_Internet_20_Link"><text:span text:style-name="T5">www.galvao.eti.br</text:span></text:a><text:span text:style-name="T2"> <text:s text:c="7"/></text:span><text:span text:style-name="T3">| <text:s text:c="4"/></text:span><text:span text:style-name="T2"><text:s/></text:span><text:a xlink:type="simple" xlink:href="https://linkedin.com/in/galvao" text:style-name="Internet_20_link" text:visited-style-name="Visited_20_Internet_20_Link"><text:span text:style-name="T4">linkedin.com/in/galvao</text:span></text:a><text:span text:style-name="T2"> <text:s text:c="5"/></text:span><text:span text:style-name="T3">| <text:s text:c="4"/></text:span><text:span text:style-name="T2"><text:s/></text:span><text:a xlink:type="simple" xlink:href="https://github.com/galvao" text:style-name="Internet_20_link" text:visited-style-name="Visited_20_Internet_20_Link"><text:span text:style-name="T4">github.com/galvao</text:span></text:a></text:p>
      <text:p text:style-name="P4"><text:a xlink:type="simple" xlink:href="mailto:galvao@galvao.eti.br" text:style-name="Internet_20_link" text:visited-style-name="Visited_20_Internet_20_Link"><text:span text:style-name="T7">galvao@galvao.eti.br</text:span></text:a><text:span text:style-name="T4"> <text:s/></text:span><text:span text:style-name="T9">| <text:s text:c="5"/>+55 51 9-9</text:span><text:span text:style-name="T11">120</text:span><text:span text:style-name="T9">-</text:span><text:span text:style-name="T11">8067</text:span><text:span text:style-name="T9"> <text:s text:c="13"/></text:span><text:span text:style-name="T10">| <text:s text:c="4"/></text:span><text:span text:style-name="T9"><text:s/></text:span><text:a xlink:type="simple" xlink:href="https://github.com/galvao-eti" text:style-name="Internet_20_link" text:visited-style-name="Visited_20_Internet_20_Link"><text:span text:style-name="T4">github.com/galvao-</text:span><text:span text:style-name="T6">eti</text:span></text:a></text:p>
      <text:p text:style-name="P3"><text:span text:style-name="T9"/></text:p>
      <text:p text:style-name="Horizontal_20_Line"/>
      <text:h text:style-name="P28" text:outline-level="2">Education</text:h>
      <text:p text:style-name="P15">College (Incomplete) – Social Communication (Advertising)<text:line-break/>PUC – RS</text:p>
      <text:p text:style-name="P25">Guest Post-Graduation Professor – <text:a xlink:type="simple" xlink:href="https://www.unoesc.edu.br/https://www.unoesc.edu.br/" text:style-name="Internet_20_link" text:visited-style-name="Visited_20_Internet_20_Link"><text:span text:style-name="T8">UNOESC</text:span></text:a> (SC), <text:a xlink:type="simple" xlink:href="https://www.unicesumar.edu.br/" text:style-name="Internet_20_link" text:visited-style-name="Visited_20_Internet_20_Link"><text:span text:style-name="T8">UNICESUMAR</text:span></text:a> and <text:a xlink:type="simple" xlink:href="https://www.alfaumuarama.edu.br/" text:style-name="Internet_20_link" text:visited-style-name="Visited_20_Internet_20_Link"><text:span text:style-name="T8">UNIALFA</text:span></text:a> (PR)</text:p>
      <text:p text:style-name="Horizontal_20_Line"/>
      <text:h text:style-name="P29" text:outline-level="2">Skills</text:h>
      <table:table table:name="Table1" table:style-name="Table1">
        <table:table-column table:style-name="Table1.A"/>
        <table:table-column table:style-name="Table1.B"/>
        <table:table-row>
          <table:table-cell table:style-name="Table1.A1" office:value-type="string">
            <text:list text:style-name="L1">
              <text:list-item>
                <text:p text:style-name="P60">Linux</text:p>
              </text:list-item>
              <text:list-item>
                <text:p text:style-name="P60">Shell</text:p>
              </text:list-item>
              <text:list-item>
                <text:p text:style-name="P60">HTML</text:p>
              </text:list-item>
              <text:list-item>
                <text:p text:style-name="P60">CSS</text:p>
              </text:list-item>
              <text:list-item>
                <text:p text:style-name="P60">JavaScript</text:p>
              </text:list-item>
              <text:list-item>
                <text:p text:style-name="P60">XML</text:p>
              </text:list-item>
              <text:list-item>
                <text:p text:style-name="P60">JSON</text:p>
              </text:list-item>
              <text:list-item>
                <text:p text:style-name="P60">OpenAPI Specification</text:p>
              </text:list-item>
              <text:list-item>
                <text:p text:style-name="P60">Perl</text:p>
              </text:list-item>
              <text:list-item>
                <text:p text:style-name="P60">PHP</text:p>
              </text:list-item>
            </text:list>
          </table:table-cell>
          <table:table-cell table:style-name="Table1.A1" office:value-type="string">
            <text:list text:continue-numbering="true" text:style-name="L1">
              <text:list-item>
                <text:p text:style-name="P60">CodeIgniter</text:p>
              </text:list-item>
              <text:list-item>
                <text:p text:style-name="P60">Zend Framework/Laminas <text:span text:style-name="T30">Project</text:span></text:p>
              </text:list-item>
              <text:list-item>
                <text:p text:style-name="P60"><text:s/>Laravel</text:p>
              </text:list-item>
              <text:list-item>
                <text:p text:style-name="P60">Lumen</text:p>
              </text:list-item>
              <text:list-item>
                <text:p text:style-name="P60">SQL</text:p>
              </text:list-item>
              <text:list-item>
                <text:p text:style-name="P60">MariaDB/MySQL</text:p>
              </text:list-item>
              <text:list-item>
                <text:p text:style-name="P60">PostgreSQL</text:p>
              </text:list-item>
              <text:list-item>
                <text:p text:style-name="P60">Oracle</text:p>
              </text:list-item>
              <text:list-item>
                <text:p text:style-name="P60">MS SQL Server</text:p>
              </text:list-item>
            </text:list>
          </table:table-cell>
        </table:table-row>
      </table:table>
      <text:p text:style-name="P16"/>
      <text:h text:style-name="P30" text:outline-level="2">Professional Experience</text:h>
      <text:h text:style-name="P31" text:outline-level="3">AI Solutions</text:h>
      <text:p text:style-name="P2">Senior Software Engineer, Tech Lead PHP<text:line-break/>FEB/2023 – SEP/2023</text:p>
      <text:h text:style-name="P46" text:outline-level="4">Activities</text:h>
      <text:list xml:id="list3043340756" text:style-name="L2">
        <text:list-item>
          <text:p text:style-name="P61">Improvement of the company's processes through the definition, documentation and design of a <text:a xlink:type="simple" xlink:href="https://github.com/galvao-eti/g-flow/blob/main/i18n/en/README.md" text:style-name="Internet_20_link" text:visited-style-name="Visited_20_Internet_20_Link"><text:span text:style-name="T8">Branching Strategy</text:span></text:a> for the entire company;</text:p>
        </text:list-item>
        <text:list-item>
          <text:p text:style-name="P61">Improvement of team quality through Code Reviews, Pair Programming and one-on-one meetings with junior developers;</text:p>
        </text:list-item>
        <text:list-item>
          <text:p text:style-name="P74">Improvement of <text:span text:style-name="T34">product</text:span> quality through Pull Request <text:span text:style-name="T32">m</text:span>anagement: Analysis, <text:span text:style-name="T34">Review, </text:span><text:span text:style-name="T17">Discussion, </text:span>Approval <text:span text:style-name="T34">and</text:span> Merge;</text:p>
        </text:list-item>
        <text:list-item>
          <text:p text:style-name="P61"><text:span text:style-name="T32">Streamlin</text:span><text:span text:style-name="T33">e of</text:span><text:span text:style-name="T32"> team’s processes and client’s acquisition of n</text:span><text:span text:style-name="T33">ew</text:span><text:span text:style-name="T32"> software versions through the m</text:span>anag<text:span text:style-name="T17">e</text:span><text:span text:style-name="T32">ment of</text:span> Software Releases for the company’<text:span text:style-name="T32">s</text:span> and client’s <text:span text:style-name="T1">various </text:span>environments;</text:p>
        </text:list-item>
        <text:list-item>
          <text:p text:style-name="P62"><text:span text:style-name="T16">Improvement of </text:span><text:span text:style-name="T34">product</text:span><text:span text:style-name="T16"> quality </text:span><text:span text:style-name="T35">through the o</text:span>ptimiz<text:span text:style-name="T35">ation</text:span> <text:span text:style-name="T1">and improv</text:span><text:span text:style-name="T16">e</text:span><text:span text:style-name="T35">ment of</text:span><text:span text:style-name="T1"> </text:span>legacy source code;</text:p>
        </text:list-item>
        <text:list-item>
          <text:p text:style-name="P61">Introduc<text:span text:style-name="T17">e</text:span> new components, <text:span text:style-name="T1">packages and libraries </text:span>to the team.</text:p>
        </text:list-item>
      </text:list>
      <text:h text:style-name="P46" text:outline-level="4">Technologies &amp; Skills</text:h>
      <text:p text:style-name="P2">Linux, <text:span text:style-name="T15">Shell, </text:span>Git, GitHub, Docker, Apache Guacamole, <text:span text:style-name="T13">JSON, </text:span>PHP, Laravel, <text:span text:style-name="T35">MoneyPHP, </text:span>SQL, PostgreSQL, <text:span text:style-name="T12">Jira, Confluence</text:span></text:p>
      <text:p text:style-name="P2"/>
      <text:h text:style-name="P32" text:outline-level="3">Vox Tecnologia</text:h>
      <text:p text:style-name="P2">Senior Programmer II<text:line-break/>APR/2022 – AUG/2022</text:p>
      <text:h text:style-name="P46" text:outline-level="4">Activities</text:h>
      <text:list text:style-name="L3">
        <text:list-item>
          <text:p text:style-name="P77"><text:span text:style-name="T36">Cost reduction through the a</text:span>nalys<text:span text:style-name="T36">is</text:span> and adapt<text:span text:style-name="T36">ion of</text:span><text:span text:style-name="T16"> </text:span>SQL queries from Oracle to PostgreSQL;</text:p>
        </text:list-item>
        <text:list-item>
          <text:p text:style-name="P76"><text:span text:style-name="T16">Improvement of </text:span><text:span text:style-name="T34">product</text:span><text:span text:style-name="T16"> quality </text:span><text:span text:style-name="T36">through w</text:span>rit<text:span text:style-name="T36">ing</text:span> and debug<text:span text:style-name="T36">ging</text:span> code for the company’s software;</text:p>
        </text:list-item>
        <text:list-item>
          <text:p text:style-name="P76"><text:span text:style-name="T16">Improvement of </text:span><text:span text:style-name="T34">product</text:span><text:span text:style-name="T16"> quality </text:span><text:span text:style-name="T35">through the o</text:span>ptimiz<text:span text:style-name="T35">ation</text:span> <text:span text:style-name="T1">and improv</text:span><text:span text:style-name="T16">e</text:span><text:span text:style-name="T35">ment of</text:span><text:span text:style-name="T1"> </text:span>legacy source code;</text:p>
        </text:list-item>
      </text:list>
      <text:h text:style-name="P53" text:outline-level="4">Technologies &amp; Skills</text:h>
      <text:p text:style-name="P6">Linux, <text:span text:style-name="T15">Shell, </text:span>Git, <text:span text:style-name="T16">BitBucket</text:span>, Docker, <text:span text:style-name="T13">JSON, </text:span>PHP, Laravel, SQL, PostgreSQL, <text:span text:style-name="T12">Jira, Confluence</text:span></text:p>
      <text:p text:style-name="P5"/>
      <text:h text:style-name="P33" text:outline-level="3"/>
      <text:h text:style-name="P34" text:outline-level="3">UOL EdTech</text:h>
      <text:p text:style-name="P13">Project Manager<text:line-break/>MAY/2021 – MAR/2022</text:p>
      <text:h text:style-name="P55" text:outline-level="4">Activities</text:h>
      <text:list xml:id="list2458163170" text:style-name="L4">
        <text:list-item>
          <text:p text:style-name="P78"><text:span text:style-name="T37">Improvement of management’s knowledge and architectural options through the d</text:span>efin<text:span text:style-name="T37">ition</text:span>, document<text:span text:style-name="T37">ation</text:span> and design <text:span text:style-name="T37">of </text:span>a new <text:span text:style-name="T14">proposal of </text:span>architecture for the company’s systems with frequent consulting and later approval from all Tech Leads;</text:p>
        </text:list-item>
        <text:list-item>
          <text:p text:style-name="P78"><text:span text:style-name="T38">Aiding in the compliance with LGPD (Brazil’s analogue to GDPR) through the d</text:span>efin<text:span text:style-name="T38">ition</text:span>, document<text:span text:style-name="T38">ation</text:span> and design <text:span text:style-name="T38">of </text:span>a<text:span text:style-name="T14">n </text:span><text:span text:style-name="T38">Data </text:span><text:span text:style-name="T14">Anonymizing Application;</text:span></text:p>
        </text:list-item>
        <text:list-item>
          <text:p text:style-name="P79"><text:span text:style-name="T16">Improvement of </text:span><text:span text:style-name="T34">product</text:span><text:span text:style-name="T16"> quality </text:span><text:span text:style-name="T36">through w</text:span>rit<text:span text:style-name="T36">ing</text:span> and debug<text:span text:style-name="T36">ging</text:span> code for the company’s software;</text:p>
        </text:list-item>
        <text:list-item>
          <text:p text:style-name="P79">Improvement of team quality through Code Reviews, Pair Programming and one-on-one meetings with junior developers;</text:p>
        </text:list-item>
        <text:list-item>
          <text:p text:style-name="P75">Improvement of <text:span text:style-name="T34">product</text:span> quality through Pull Request <text:span text:style-name="T32">m</text:span>anagement: Analysis, <text:span text:style-name="T34">Review, </text:span><text:span text:style-name="T17">Discussion, </text:span>Approval <text:span text:style-name="T34">and</text:span> Merge;</text:p>
        </text:list-item>
        <text:list-item>
          <text:p text:style-name="P78"><text:span text:style-name="T39">Improvement of teams knowledge through providing s</text:span>upport <text:s/><text:span text:style-name="T39">for </text:span>developers and <text:span text:style-name="T39">d</text:span>ev<text:span text:style-name="T39">o</text:span>ps in issues related to the language.</text:p>
        </text:list-item>
        <text:list-item>
          <text:p text:style-name="P79"><text:span text:style-name="T16">Improvement of </text:span><text:span text:style-name="T34">product</text:span><text:span text:style-name="T16"> quality </text:span><text:span text:style-name="T35">through the o</text:span>ptimiz<text:span text:style-name="T35">ation</text:span> <text:span text:style-name="T1">and improv</text:span><text:span text:style-name="T16">e</text:span><text:span text:style-name="T35">ment of</text:span><text:span text:style-name="T1"> </text:span>legacy source code;</text:p>
        </text:list-item>
      </text:list>
      <text:h text:style-name="P54" text:outline-level="4">Technologies &amp; Skills</text:h>
      <text:p text:style-name="P7">Linux, <text:span text:style-name="T15">Shell, </text:span>Git, <text:span text:style-name="T16">BitBucket</text:span>, Docker, <text:span text:style-name="T13">JSON, </text:span>PHP, Laravel, SQL, <text:span text:style-name="T18">My</text:span>SQL, <text:span text:style-name="T12">Jira, Confluence, </text:span><text:span text:style-name="T40">MS Teams</text:span></text:p>
      <text:h text:style-name="P35" text:outline-level="3"/>
      <text:h text:style-name="P36" text:outline-level="3">Vivaweb</text:h>
      <text:p text:style-name="P14">Senior Programmer<text:line-break/><text:span text:style-name="T23">JUL</text:span>/2020 – <text:span text:style-name="T23">APR</text:span>/2021</text:p>
      <text:h text:style-name="P56" text:outline-level="4">Activities</text:h>
      <text:list text:continue-numbering="true" text:style-name="L4">
        <text:list-item>
          <text:p text:style-name="P80"><text:span text:style-name="T41">Improvement of product versatility and client experience through the d</text:span>efin<text:span text:style-name="T41">ition</text:span>, document<text:span text:style-name="T41">ation</text:span> and <text:span text:style-name="T18">develop</text:span><text:span text:style-name="T41">ment of</text:span><text:span text:style-name="T18"> a browser extension compatible with both Chrome and Firefox </text:span><text:span text:style-name="T19">for the product’s chat feature</text:span><text:span text:style-name="T18">;</text:span></text:p>
        </text:list-item>
        <text:list-item>
          <text:p text:style-name="P81"><text:span text:style-name="T16">Improvement of </text:span><text:span text:style-name="T34">product</text:span><text:span text:style-name="T16"> quality </text:span><text:span text:style-name="T36">through w</text:span>rit<text:span text:style-name="T36">ing</text:span> and debug<text:span text:style-name="T36">ging</text:span> code for the company’s software;</text:p>
        </text:list-item>
        <text:list-item>
          <text:p text:style-name="P81"><text:span text:style-name="T16">Improvement of </text:span><text:span text:style-name="T34">product</text:span><text:span text:style-name="T16"> quality </text:span><text:span text:style-name="T35">through the o</text:span>ptimiz<text:span text:style-name="T35">ation</text:span> <text:span text:style-name="T1">and improv</text:span><text:span text:style-name="T16">e</text:span><text:span text:style-name="T35">ment of</text:span><text:span text:style-name="T1"> </text:span>legacy source code;</text:p>
        </text:list-item>
        <text:list-item>
          <text:p text:style-name="P81">Improvement of team quality through Code Reviews, Pair Programming and one-on-one meetings with junior developers;</text:p>
        </text:list-item>
      </text:list>
      <text:h text:style-name="P58" text:outline-level="4">Technologies &amp; Skills</text:h>
      <text:p text:style-name="P24">Linux, Shell, Git, BitBucket, Docker, <text:span text:style-name="T25">HTML, CSS, JavaScript,</text:span> JSON, PHP, <text:span text:style-name="T25">Zend Framework</text:span>, SQL, <text:span text:style-name="T20">PostgreSQL</text:span></text:p>
      <text:h text:style-name="P37" text:outline-level="3"><text:span text:style-name="T25">Several (</text:span>Freelance<text:span text:style-name="T25">)</text:span></text:h>
      <text:p text:style-name="P17">Freelance Developer, Instructor and Consultant<text:line-break/><text:span text:style-name="T24">AUG/</text:span>2011 – <text:span text:style-name="T24">JUN/</text:span>2020</text:p>
      <text:h text:style-name="P57" text:outline-level="4">Activities</text:h>
      <text:list text:style-name="L5">
        <text:list-item>
          <text:p text:style-name="P82">Web development for several clients;</text:p>
        </text:list-item>
        <text:list-item>
          <text:p text:style-name="P82">Consult in AppSec, perform semi-automated pentests, analyse results and craft reports;</text:p>
        </text:list-item>
        <text:list-item>
          <text:p text:style-name="P82">In-company training for companies all over Brasil, including, but not limited to: Banco da Amazonia (PA), USP (SP) and the Public Data Processing Companies for the states of MG, RS and SC.</text:p>
        </text:list-item>
      </text:list>
      <text:h text:style-name="P59" text:outline-level="4">Technologies &amp; Skills</text:h>
      <text:p text:style-name="P18">Linux, Shell, Git, GitHub, PHP, Zend Framework, OWASP Top 10, Zed Attack Proxy</text:p>
      <text:p text:style-name="P18"/>
      <text:h text:style-name="P38" text:outline-level="3">Dinamize</text:h>
      <text:p text:style-name="P18">Programmer<text:line-break/>JAN/2011 – JUL/2011</text:p>
      <text:h text:style-name="P47" text:outline-level="4">Activities</text:h>
      <text:list xml:id="list90145980487060" text:continue-list="list3043340756" text:style-name="L2">
        <text:list-item>
          <text:p text:style-name="P69"><text:span text:style-name="T16">Improvement of </text:span><text:span text:style-name="T34">product</text:span><text:span text:style-name="T16"> quality </text:span><text:span text:style-name="T36">through w</text:span>rit<text:span text:style-name="T36">ing</text:span> and debug<text:span text:style-name="T36">ging</text:span> code for the company’s software;</text:p>
        </text:list-item>
        <text:list-item>
          <text:p text:style-name="P69"><text:span text:style-name="T16">Improvement of </text:span><text:span text:style-name="T34">product</text:span><text:span text:style-name="T16"> quality </text:span><text:span text:style-name="T35">through the o</text:span>ptimiz<text:span text:style-name="T35">ation</text:span> <text:span text:style-name="T1">and improv</text:span><text:span text:style-name="T16">e</text:span><text:span text:style-name="T35">ment of</text:span><text:span text:style-name="T1"> </text:span>legacy source code;</text:p>
        </text:list-item>
        <text:list-item>
          <text:p text:style-name="P63">Introduc<text:span text:style-name="T17">e</text:span> new components, <text:span text:style-name="T1">packages and libraries </text:span>to the team.</text:p>
        </text:list-item>
        <text:list-item>
          <text:p text:style-name="P69">Improvement of team quality through Code Reviews <text:span text:style-name="T42">and </text:span>Pair Programming;</text:p>
        </text:list-item>
      </text:list>
      <text:h text:style-name="P47" text:outline-level="4">Technologies &amp; Skills</text:h>
      <text:p text:style-name="P8">Linux, <text:span text:style-name="T15">Shell, </text:span>Apache <text:span text:style-name="T21">HTTPd</text:span>, <text:span text:style-name="T13">JSON, </text:span>PHP, <text:span text:style-name="T21">Zend Framework</text:span>, SQL, PostgreSQL</text:p>
      <text:h text:style-name="P39" text:outline-level="3">PROCERGS (outsourced by LNX Open)</text:h>
      <text:p text:style-name="P19">Programmer<text:line-break/>J<text:span text:style-name="T21">UL</text:span>/201<text:span text:style-name="T21">0</text:span> – <text:span text:style-name="T21">NOV</text:span>/201<text:span text:style-name="T21">0</text:span></text:p>
      <text:h text:style-name="P48" text:outline-level="4">Activities</text:h>
      <text:list xml:id="list90146006899674" text:continue-numbering="true" text:style-name="L2">
        <text:list-item>
          <text:p text:style-name="P70"><text:span text:style-name="T16">Improvement of </text:span><text:span text:style-name="T34">product</text:span><text:span text:style-name="T16"> quality </text:span><text:span text:style-name="T36">through w</text:span>rit<text:span text:style-name="T36">ing</text:span> and debug<text:span text:style-name="T36">ging</text:span> code for the company’s software;</text:p>
        </text:list-item>
        <text:list-item>
          <text:p text:style-name="P70"><text:span text:style-name="T16">Improvement of </text:span><text:span text:style-name="T34">product</text:span><text:span text:style-name="T16"> quality </text:span><text:span text:style-name="T35">through the o</text:span>ptimiz<text:span text:style-name="T35">ation</text:span> <text:span text:style-name="T1">and improv</text:span><text:span text:style-name="T16">e</text:span><text:span text:style-name="T35">ment of</text:span><text:span text:style-name="T1"> </text:span>legacy source code;</text:p>
        </text:list-item>
        <text:list-item>
          <text:p text:style-name="P64">Introduc<text:span text:style-name="T17">e</text:span> new components, <text:span text:style-name="T1">packages and libraries </text:span>to the team.</text:p>
        </text:list-item>
        <text:list-item>
          <text:p text:style-name="P70">Improvement of team quality through Code Reviews <text:span text:style-name="T42">and </text:span>Pair Programming;</text:p>
        </text:list-item>
      </text:list>
      <text:h text:style-name="P48" text:outline-level="4">Technologies &amp; Skills</text:h>
      <text:p text:style-name="P8">Linux, <text:span text:style-name="T15">Shell, </text:span>Apache <text:span text:style-name="T21">HTTPd</text:span>, <text:span text:style-name="T13">JSON, </text:span>PHP, <text:span text:style-name="T21">Zend Framework</text:span>, SQL, PostgreSQL</text:p>
      <text:h text:style-name="P40" text:outline-level="3"/>
      <text:h text:style-name="P41" text:outline-level="3">HD Interactive, Inc.</text:h>
      <text:p text:style-name="P20">Programmer<text:line-break/><text:span text:style-name="T22">DE</text:span><text:span text:style-name="T29">C</text:span>/20<text:span text:style-name="T22">09</text:span> – <text:span text:style-name="T22">JUL</text:span>/201<text:span text:style-name="T21">0</text:span></text:p>
      <text:h text:style-name="P49" text:outline-level="4">Activities</text:h>
      <text:list xml:id="list90146612068239" text:continue-numbering="true" text:style-name="L2">
        <text:list-item>
          <text:p text:style-name="P71"><text:span text:style-name="T16">Improvement of </text:span><text:span text:style-name="T34">product</text:span><text:span text:style-name="T16"> quality </text:span><text:span text:style-name="T36">through w</text:span>rit<text:span text:style-name="T36">ing</text:span> and debug<text:span text:style-name="T36">ging</text:span> code for the company’s software;</text:p>
        </text:list-item>
        <text:list-item>
          <text:p text:style-name="P72"><text:span text:style-name="T16">Improvement of </text:span><text:span text:style-name="T34">product</text:span><text:span text:style-name="T16"> quality </text:span><text:span text:style-name="T35">through the o</text:span>ptimiz<text:span text:style-name="T35">ation</text:span> <text:span text:style-name="T1">and improv</text:span><text:span text:style-name="T16">e</text:span><text:span text:style-name="T35">ment of</text:span><text:span text:style-name="T1"> </text:span>legacy source code;</text:p>
        </text:list-item>
        <text:list-item>
          <text:p text:style-name="P65">Introduc<text:span text:style-name="T17">e</text:span> new components, <text:span text:style-name="T1">packages and libraries </text:span>to the team.</text:p>
        </text:list-item>
        <text:list-item>
          <text:p text:style-name="P73">Improvement of team quality through Code Reviews <text:span text:style-name="T42">and </text:span>Pair Programming;</text:p>
        </text:list-item>
      </text:list>
      <text:h text:style-name="P49" text:outline-level="4">Technologies &amp; Skills</text:h>
      <text:p text:style-name="P9">Linux, <text:span text:style-name="T15">Shell, </text:span>Apache <text:span text:style-name="T21">HTTPd</text:span>, <text:span text:style-name="T13">JSON, </text:span>PHP, <text:span text:style-name="T21">Zend Framework</text:span>, SQL, PostgreSQL</text:p>
      <text:h text:style-name="P42" text:outline-level="3">Alert Logic, Inc.</text:h>
      <text:p text:style-name="P21">Programmer<text:line-break/>MAR/2007 – NOV/2007</text:p>
      <text:h text:style-name="P50" text:outline-level="4">Activities</text:h>
      <text:list xml:id="list90146635916820" text:continue-numbering="true" text:style-name="L2">
        <text:list-item>
          <text:p text:style-name="P71"><text:span text:style-name="T16">Improvement of </text:span><text:span text:style-name="T34">product</text:span><text:span text:style-name="T16"> quality </text:span><text:span text:style-name="T36">through w</text:span>rit<text:span text:style-name="T36">ing</text:span> and debug<text:span text:style-name="T36">ging</text:span> code for the company’s software;</text:p>
        </text:list-item>
        <text:list-item>
          <text:p text:style-name="P72"><text:span text:style-name="T16">Improvement of </text:span><text:span text:style-name="T34">product</text:span><text:span text:style-name="T16"> quality </text:span><text:span text:style-name="T35">through the o</text:span>ptimiz<text:span text:style-name="T35">ation</text:span> <text:span text:style-name="T1">and improv</text:span><text:span text:style-name="T16">e</text:span><text:span text:style-name="T35">ment of</text:span><text:span text:style-name="T1"> </text:span>legacy source code;</text:p>
        </text:list-item>
        <text:list-item>
          <text:p text:style-name="P66">Introduc<text:span text:style-name="T17">e</text:span> new components, <text:span text:style-name="T1">packages and libraries </text:span>to the team.</text:p>
        </text:list-item>
        <text:list-item>
          <text:p text:style-name="P73">Improvement of team quality through Code Reviews <text:span text:style-name="T42">and </text:span>Pair Programming;</text:p>
        </text:list-item>
      </text:list>
      <text:h text:style-name="P50" text:outline-level="4">Technologies &amp; Skills</text:h>
      <text:p text:style-name="P10">Linux, <text:span text:style-name="T15">Shell, </text:span>Apache <text:span text:style-name="T21">HTTPd</text:span>, <text:span text:style-name="T25">JavaScript,</text:span> <text:span text:style-name="T13">JSON, </text:span>PHP, <text:span text:style-name="T25">Code Igniter</text:span>, SQL, <text:span text:style-name="T25">My</text:span>SQL</text:p>
      <text:p text:style-name="P10"/>
      <text:h text:style-name="P43" text:outline-level="3">Informa Brasil</text:h>
      <text:p text:style-name="P22">Programmer<text:line-break/>MA<text:span text:style-name="T26">Y</text:span>/200<text:span text:style-name="T26">2</text:span> – <text:span text:style-name="T26">SEP</text:span>/200<text:span text:style-name="T26">3</text:span></text:p>
      <text:h text:style-name="P51" text:outline-level="4">Activities</text:h>
      <text:list xml:id="list90145726846709" text:continue-numbering="true" text:style-name="L2">
        <text:list-item>
          <text:p text:style-name="P83">Convert a web system developed with ASP and MS SQL Server to PHP, PostgreSQL and Oracle;</text:p>
        </text:list-item>
        <text:list-item>
          <text:p text:style-name="P71"><text:span text:style-name="T16">Improvement of </text:span><text:span text:style-name="T34">product</text:span><text:span text:style-name="T16"> quality </text:span><text:span text:style-name="T36">through w</text:span>rit<text:span text:style-name="T36">ing</text:span> and debug<text:span text:style-name="T36">ging</text:span> code for the company’s software;</text:p>
        </text:list-item>
        <text:list-item>
          <text:p text:style-name="P72"><text:span text:style-name="T16">Improvement of </text:span><text:span text:style-name="T34">product</text:span><text:span text:style-name="T16"> quality </text:span><text:span text:style-name="T35">through the o</text:span>ptimiz<text:span text:style-name="T35">ation</text:span> <text:span text:style-name="T1">and improv</text:span><text:span text:style-name="T16">e</text:span><text:span text:style-name="T35">ment of</text:span><text:span text:style-name="T1"> </text:span>legacy source code;</text:p>
        </text:list-item>
        <text:list-item>
          <text:p text:style-name="P67">Introduc<text:span text:style-name="T17">e</text:span> new components, <text:span text:style-name="T1">packages and libraries </text:span>to the team.</text:p>
        </text:list-item>
        <text:list-item>
          <text:p text:style-name="P73">Improvement of team quality through Code Reviews <text:span text:style-name="T42">and </text:span>Pair Programming;</text:p>
        </text:list-item>
      </text:list>
      <text:h text:style-name="P51" text:outline-level="4">Technologies &amp; Skills</text:h>
      <text:p text:style-name="P11">Linux, <text:span text:style-name="T15">Shell, </text:span>Apache <text:span text:style-name="T21">HTTPd</text:span>, <text:span text:style-name="T26">HTML, CSS, </text:span><text:span text:style-name="T25">JavaScript,</text:span> PHP, SQL, <text:span text:style-name="T26">PostgreSQL, Oracle, MS SQL Server</text:span></text:p>
      <text:h text:style-name="P44" text:outline-level="3">Telefónica (outsourced by Meta)</text:h>
      <text:p text:style-name="P22">Programmer<text:line-break/><text:span text:style-name="T31">APR</text:span>/200<text:span text:style-name="T31">1</text:span> – <text:span text:style-name="T31">APR</text:span>/200<text:span text:style-name="T31">2</text:span></text:p>
      <text:h text:style-name="P51" text:outline-level="4">Activities</text:h>
      <text:list xml:id="list90145421725796" text:continue-numbering="true" text:style-name="L2">
        <text:list-item>
          <text:p text:style-name="P71"><text:span text:style-name="T16">Improvement of </text:span><text:span text:style-name="T34">product</text:span><text:span text:style-name="T16"> quality </text:span><text:span text:style-name="T36">through w</text:span>rit<text:span text:style-name="T36">ing</text:span> and debug<text:span text:style-name="T36">ging</text:span> code for the company’s software;</text:p>
        </text:list-item>
        <text:list-item>
          <text:p text:style-name="P72"><text:span text:style-name="T16">Improvement of </text:span><text:span text:style-name="T34">product</text:span><text:span text:style-name="T16"> quality </text:span><text:span text:style-name="T35">through the o</text:span>ptimiz<text:span text:style-name="T35">ation</text:span> <text:span text:style-name="T1">and improv</text:span><text:span text:style-name="T16">e</text:span><text:span text:style-name="T35">ment of</text:span><text:span text:style-name="T1"> </text:span>legacy source code;</text:p>
        </text:list-item>
        <text:list-item>
          <text:p text:style-name="P67">Introduc<text:span text:style-name="T17">e</text:span> new components, <text:span text:style-name="T1">packages and libraries </text:span>to the team.</text:p>
        </text:list-item>
        <text:list-item>
          <text:p text:style-name="P73">Improvement of team quality through Code Reviews <text:span text:style-name="T42">and </text:span>Pair Programming;</text:p>
        </text:list-item>
      </text:list>
      <text:h text:style-name="P51" text:outline-level="4">Technologies &amp; Skills</text:h>
      <text:p text:style-name="P11">Linux, <text:span text:style-name="T15">Shell, </text:span>Apache <text:span text:style-name="T21">HTTPd</text:span>, <text:span text:style-name="T26">HTML, CSS, </text:span><text:span text:style-name="T25">JavaScript,</text:span> P<text:span text:style-name="T26">erl</text:span>, SQL, <text:span text:style-name="T26">Oracle</text:span></text:p>
      <text:h text:style-name="P45" text:outline-level="3">Voyager</text:h>
      <text:p text:style-name="P23"><text:span text:style-name="T27">Web Developer</text:span><text:line-break/><text:span text:style-name="T27">JUN</text:span>/<text:span text:style-name="T27">1997</text:span> – <text:span text:style-name="T27">DEC</text:span>/<text:span text:style-name="T27">1999</text:span></text:p>
      <text:h text:style-name="P52" text:outline-level="4">Activities</text:h>
      <text:list text:continue-numbering="true" text:style-name="L2">
        <text:list-item>
          <text:p text:style-name="P71"><text:span text:style-name="T16">Improvement of </text:span><text:span text:style-name="T34">product</text:span><text:span text:style-name="T16"> quality </text:span><text:span text:style-name="T36">through w</text:span>rit<text:span text:style-name="T36">ing</text:span> and debug<text:span text:style-name="T36">ging</text:span> code for the company’s software;</text:p>
        </text:list-item>
        <text:list-item>
          <text:p text:style-name="P68">Introduc<text:span text:style-name="T17">e</text:span> new components, <text:span text:style-name="T1">packages and libraries </text:span>to the team.</text:p>
        </text:list-item>
        <text:list-item>
          <text:p text:style-name="P73">Improvement of team quality through Code Reviews <text:span text:style-name="T42">and </text:span>Pair Programming;</text:p>
        </text:list-item>
      </text:list>
      <text:h text:style-name="P52" text:outline-level="4">Technologies &amp; Skills</text:h>
      <text:p text:style-name="P12"><text:span text:style-name="T28">FreeBSD</text:span>, <text:span text:style-name="T15">Shell, </text:span>Apache <text:span text:style-name="T21">HTTPd</text:span>, <text:span text:style-name="T26">HTML, CSS, </text:span><text:span text:style-name="T25">JavaScript,</text:span> P<text:span text:style-name="T28">erl</text:span>, SQL, <text:span text:style-name="T28">My</text:span><text:span text:style-name="T26">SQL</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Roboto" svg:font-family="Roboto" style:font-family-generic="system" style:font-pitch="variable"/>
    <style:font-face style:name="Source Sans Pro" svg:font-family="'Source Sans Pro'" style:font-adornments="Bold" style:font-family-generic="swiss" style:font-pitch="variable"/>
    <style:font-face style:name="Source Sans Pro1" svg:font-family="'Source Sans Pro'" style:font-adornments="Bold Italic" style:font-family-generic="swiss" style:font-pitch="variable"/>
    <style:font-face style:name="Source Sans Pro2" svg:font-family="'Source Sans Pro'" style:font-adornments="Regular"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Roboto" style:font-size-asian="10.5pt" style:language-asian="zh" style:country-asian="CN" style:font-name-complex="Roboto"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Roboto" style:font-size-asian="10.5pt" style:language-asian="zh" style:country-asian="CN" style:font-name-complex="Roboto"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rce Sans Pro2" fo:font-family="'Source Sans Pro'"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Roboto" style:font-family-asian="Roboto" style:font-family-generic-asian="system" style:font-pitch-asian="variable" style:font-size-asian="14pt" style:font-name-complex="Roboto" style:font-family-complex="Roboto"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Source Sans Pro" fo:font-family="'Source Sans Pro'" style:font-style-name="Bold"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Source Sans Pro" fo:font-family="'Source Sans Pro'" style:font-style-name="Bold"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Source Sans Pro" fo:font-family="'Source Sans Pro'" style:font-style-name="Bold"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style:page-number="auto">
        <style:tab-stops/>
      </style:paragraph-properties>
      <style:text-properties style:font-name="Source Sans Pro1" fo:font-family="'Source Sans Pro'" style:font-style-name="Bold Italic" style:font-family-generic="swiss" style:font-pitch="variable" fo:font-size="13pt" fo:font-style="normal" fo:font-weight="bold" style:font-size-asian="13pt" style:font-style-asian="italic" style:font-weight-asian="bold" style:font-size-complex="13pt"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8T12:21:10.095892246</meta:creation-date>
    <dc:date>2024-04-11T09:01:45.331140898</dc:date>
    <meta:editing-duration>P2DT22H55M25S</meta:editing-duration>
    <meta:editing-cycles>59</meta:editing-cycles>
    <meta:generator>LibreOffice/24.2.2.2$Linux_X86_64 LibreOffice_project/420$Build-2</meta:generator>
    <meta:print-date>2023-10-02T06:20:18.202259626</meta:print-date>
    <meta:printed-by>PDF files</meta:printed-by>
    <meta:document-statistic meta:table-count="1" meta:image-count="0" meta:object-count="0" meta:page-count="9" meta:paragraph-count="140" meta:word-count="1148" meta:character-count="7907" meta:non-whitespace-character-count="6905"/>
  </office:meta>
</office:document-meta>
</file>